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2pt" style:font-size-asian="12pt" style:font-size-complex="12pt" fo:font-weight="bold" style:font-weight-asian="bold" style:font-weight-complex="bold"/>
    </style:style>
    <style:style style:name="T11_2" style:family="text">
      <style:text-properties fo:font-size="12pt" style:font-size-asian="12pt" style:font-size-complex="12pt" fo:font-weight="bold" style:font-weight-asian="bold" style:font-weight-complex="bold"/>
    </style:style>
    <style:style style:name="T11_3" style:family="text">
      <style:text-properties fo:font-size="12pt" style:font-size-asian="12pt" style:font-size-complex="12pt" fo:font-weight="bold" style:font-weight-asian="bold" style:font-weight-complex="bold"/>
    </style:style>
    <style:style style:name="T11_4" style:family="text">
      <style:text-properties fo:font-size="12pt" style:font-size-asian="12pt" style:font-size-complex="12pt" fo:font-weight="bold" style:font-weight-asian="bold" style:font-weight-complex="bold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text-underline-style="solid" style:text-underline-color="font-color"/>
    </style:style>
    <style:style style:name="T15_2" style:family="text">
      <style:text-properties style:text-underline-style="solid" style:text-underline-color="font-color"/>
    </style:style>
    <style:style style:name="T15_3" style:family="text">
      <style:text-properties style:text-underline-style="solid" style:text-underline-color="font-color"/>
    </style:style>
    <style:style style:name="T15_4" style:family="text">
      <style:text-properties style:text-underline-style="solid" style:text-underline-color="font-color"/>
    </style:style>
    <style:style style:name="T15_5" style:family="text">
      <style:text-properties style:text-underline-style="solid" style:text-underline-color="font-color"/>
    </style:style>
    <style:style style:name="T15_6" style:family="text">
      <style:text-properties style:text-underline-style="solid" style:text-underline-color="font-color"/>
    </style:style>
    <style:style style:name="T15_7" style:family="text">
      <style:text-properties style:text-underline-style="solid" style:text-underline-color="font-color"/>
    </style:style>
    <style:style style:name="T15_8" style:family="text">
      <style:text-properties style:text-underline-style="solid" style:text-underline-color="font-color"/>
    </style:style>
    <style:style style:name="T15_9" style:family="text">
      <style:text-properties style:text-underline-style="solid" style:text-underline-color="font-color"/>
    </style:style>
    <style:style style:name="T15_10" style:family="text">
      <style:text-properties style:text-underline-style="solid" style:text-underline-color="font-color"/>
    </style:style>
    <style:style style:name="T15_11" style:family="text">
      <style:text-properties style:text-underline-style="solid" style:text-underline-color="font-color"/>
    </style:style>
    <style:style style:name="T15_1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text-underline-style="solid" style:text-underline-color="font-color"/>
    </style:style>
    <style:style style:name="T24_2" style:family="text">
      <style:text-properties style:text-underline-style="solid" style:text-underline-color="font-color"/>
    </style:style>
    <style:style style:name="T24_3" style:family="text">
      <style:text-properties style:text-underline-style="solid" style:text-underline-color="font-color"/>
    </style:style>
    <style:style style:name="T24_4" style:family="text">
      <style:text-properties style:text-underline-style="solid" style:text-underline-color="font-color"/>
    </style:style>
    <style:style style:name="T24_5" style:family="text">
      <style:text-properties style:text-underline-style="solid" style:text-underline-color="font-color"/>
    </style:style>
    <style:style style:name="T24_6" style:family="text">
      <style:text-properties style:text-underline-style="solid" style:text-underline-color="font-color"/>
    </style:style>
    <style:style style:name="T24_7" style:family="text">
      <style:text-properties style:text-underline-style="solid" style:text-underline-color="font-color"/>
    </style:style>
    <style:style style:name="T24_8" style:family="text">
      <style:text-properties style:text-underline-style="solid" style:text-underline-color="font-color"/>
    </style:style>
    <style:style style:name="T24_9" style:family="text">
      <style:text-properties style:text-underline-style="solid" style:text-underline-color="font-color"/>
    </style:style>
    <style:style style:name="T24_10" style:family="text">
      <style:text-properties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style:text-underline-style="solid" style:text-underline-color="font-color"/>
    </style:style>
    <style:style style:name="T34_2" style:family="text">
      <style:text-properties style:text-underline-style="solid" style:text-underline-color="font-color"/>
    </style:style>
    <style:style style:name="T34_3" style:family="text">
      <style:text-properties style:text-underline-style="solid" style:text-underline-color="font-color"/>
    </style:style>
    <style:style style:name="T34_4" style:family="text">
      <style:text-properties style:text-underline-style="solid" style:text-underline-color="font-color"/>
    </style:style>
    <style:style style:name="T34_5" style:family="text">
      <style:text-properties style:text-underline-style="solid" style:text-underline-color="font-color"/>
    </style:style>
    <style:style style:name="T34_6" style:family="text">
      <style:text-properties style:text-underline-style="solid" style:text-underline-color="font-color"/>
    </style:style>
    <style:style style:name="T34_7" style:family="text">
      <style:text-properties style:text-underline-style="solid" style:text-underline-color="font-color"/>
    </style:style>
    <style:style style:name="T34_8" style:family="text">
      <style:text-properties style:text-underline-style="solid" style:text-underline-color="font-color"/>
    </style:style>
    <style:style style:name="T34_9" style:family="text">
      <style:text-properties style:text-underline-style="solid" style:text-underline-color="font-color"/>
    </style:style>
    <style:style style:name="T34_10" style:family="text">
      <style:text-properties style:text-underline-style="solid" style:text-underline-color="font-color"/>
    </style:style>
    <style:style style:name="T34_11" style:family="text">
      <style:text-properties style:text-underline-style="solid" style:text-underline-color="font-color"/>
    </style:style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43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text-underline-style="solid" style:text-underline-color="font-color"/>
    </style:style>
    <style:style style:name="T44_2" style:family="text">
      <style:text-properties style:text-underline-style="solid" style:text-underline-color="font-color"/>
    </style:style>
    <style:style style:name="T44_3" style:family="text">
      <style:text-properties style:text-underline-style="solid" style:text-underline-color="font-color"/>
    </style:style>
    <style:style style:name="T44_4" style:family="text">
      <style:text-properties style:text-underline-style="solid" style:text-underline-color="font-color"/>
    </style:style>
    <style:style style:name="T44_5" style:family="text">
      <style:text-properties style:text-underline-style="solid" style:text-underline-color="font-color"/>
    </style:style>
    <style:style style:name="T44_6" style:family="text">
      <style:text-properties style:text-underline-style="solid" style:text-underline-color="font-color"/>
    </style:style>
    <style:style style:name="T44_7" style:family="text">
      <style:text-properties style:text-underline-style="solid" style:text-underline-color="font-color"/>
    </style:style>
    <style:style style:name="T44_8" style:family="text">
      <style:text-properties style:text-underline-style="solid" style:text-underline-color="font-color"/>
    </style:style>
    <style:style style:name="P45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text-indent="1.27cm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</office:automatic-styles>
  <office:body>
    <office:text>
      <text:p text:style-name="P1"><text:span text:style-name="T1_1">Compte</text:span><text:span text:style-name="T1_2"><text:s/></text:span><text:span text:style-name="T1_3">Rendu</text:span><text:span text:style-name="T1_4"><text:s/></text:span><text:span text:style-name="T1_5">n</text:span><text:span text:style-name="T1_6">°07</text:span></text:p>
      <text:p text:style-name="P2"><text:span text:style-name="T2_1">09/05/2016</text:span></text:p>
      <text:p text:style-name="P3"><text:span text:style-name="T3_1">18</text:span><text:span text:style-name="T3_2">h</text:span><text:span text:style-name="T3_3">30<text:s/>-<text:s/>20</text:span><text:span text:style-name="T3_4">h</text:span></text:p>
      <text:p text:style-name="P4"/>
      <text:p text:style-name="P5"/>
      <text:p text:style-name="P6"><text:span text:style-name="T6_1">M</text:span><text:span text:style-name="T6_2">.<text:s/></text:span><text:span text:style-name="T6_3">Belaïd</text:span><text:span text:style-name="T6_4"><text:tab/></text:span><text:span text:style-name="T6_5">M</text:span><text:span text:style-name="T6_6">.<text:s/></text:span><text:span text:style-name="T6_7">Boutant</text:span><text:span text:style-name="T6_8"><text:tab/></text:span><text:span text:style-name="T6_9">M</text:span><text:span text:style-name="T6_10">.<text:s/></text:span><text:span text:style-name="T6_11">Coispel</text:span><text:span text:style-name="T6_12"><text:tab/></text:span><text:span text:style-name="T6_13">M</text:span><text:span text:style-name="T6_14">.<text:s/></text:span><text:span text:style-name="T6_15">Duong</text:span><text:span text:style-name="T6_16"><text:tab/></text:span><text:span text:style-name="T6_17">M</text:span><text:span text:style-name="T6_18">.<text:s/></text:span><text:span text:style-name="T6_19">Manzano</text:span></text:p>
      <text:p text:style-name="P7"/>
      <text:p text:style-name="P8"/>
      <text:p text:style-name="P9"><text:span text:style-name="T9_1">Objet</text:span><text:span text:style-name="T9_2"><text:s/></text:span><text:span text:style-name="T9_3">:<text:s/></text:span><text:span text:style-name="T9_4">Présentation</text:span><text:span text:style-name="T9_5"><text:s/></text:span><text:span text:style-name="T9_6">de</text:span><text:span text:style-name="T9_7"><text:s/></text:span><text:span text:style-name="T9_8">l</text:span><text:span text:style-name="T9_9">’</text:span><text:span text:style-name="T9_10">avancée</text:span><text:span text:style-name="T9_11"><text:s/></text:span><text:span text:style-name="T9_12">du</text:span><text:span text:style-name="T9_13"><text:s/></text:span><text:span text:style-name="T9_14">projet</text:span><text:span text:style-name="T9_15"><text:s/></text:span><text:span text:style-name="T9_16">et</text:span><text:span text:style-name="T9_17"><text:s/></text:span><text:span text:style-name="T9_18">des</text:span><text:span text:style-name="T9_19"><text:s/></text:span><text:span text:style-name="T9_20">problèmes</text:span><text:span text:style-name="T9_21"><text:s/></text:span><text:span text:style-name="T9_22">rencontrés</text:span></text:p>
      <text:p text:style-name="P10"/>
      <text:p text:style-name="P11"><text:span text:style-name="T11_1">Au</text:span><text:span text:style-name="T11_2"><text:s/></text:span><text:span text:style-name="T11_3">programme</text:span><text:span text:style-name="T11_4"><text:s/></text:span><text:span text:style-name="T11_5">:<text:s/></text:span><text:span text:style-name="T11_6">Discussion</text:span><text:span text:style-name="T11_7"><text:s/></text:span><text:span text:style-name="T11_8">sur</text:span><text:span text:style-name="T11_9"><text:s/></text:span><text:span text:style-name="T11_10">les</text:span><text:span text:style-name="T11_11"><text:s/></text:span><text:span text:style-name="T11_12">différents</text:span><text:span text:style-name="T11_13"><text:s/></text:span><text:span text:style-name="T11_14">actions</text:span><text:span text:style-name="T11_15"><text:s/></text:span></text:p>
      <text:p text:style-name="P12"><text:span text:style-name="T12_1">(</text:span><text:span text:style-name="T12_2">DEPLACER</text:span><text:span text:style-name="T12_3">,<text:s/></text:span><text:span text:style-name="T12_4">TOURNER</text:span><text:span text:style-name="T12_5">,<text:s/></text:span><text:span text:style-name="T12_6">ATTAQUER</text:span><text:span text:style-name="T12_7">)</text:span></text:p>
      <text:p text:style-name="P13"/>
      <text:p text:style-name="P14"/>
      <text:p text:style-name="P15"><text:span text:style-name="T15_1">Les</text:span><text:span text:style-name="T15_2"><text:s/></text:span><text:span text:style-name="T15_3">sujets</text:span><text:span text:style-name="T15_4"><text:s/></text:span><text:span text:style-name="T15_5">suivants</text:span><text:span text:style-name="T15_6"><text:s/></text:span><text:span text:style-name="T15_7">ont</text:span><text:span text:style-name="T15_8"><text:s/></text:span><text:span text:style-name="T15_9">été</text:span><text:span text:style-name="T15_10"><text:s/></text:span><text:span text:style-name="T15_11">abordés</text:span><text:span text:style-name="T15_12"><text:s/>:</text:span></text:p>
      <text:list text:style-name="LS1" xml:id="list0">
        <text:list-item>
          <text:p text:style-name="P16"><text:span text:style-name="T16_1">les</text:span><text:span text:style-name="T16_2"><text:s/></text:span><text:span text:style-name="T16_3">modifications</text:span><text:span text:style-name="T16_4"><text:s/></text:span><text:span text:style-name="T16_5">effectuées</text:span><text:span text:style-name="T16_6"><text:s/></text:span><text:span text:style-name="T16_7">dans</text:span><text:span text:style-name="T16_8"><text:s/></text:span><text:span text:style-name="T16_9">la</text:span><text:span text:style-name="T16_10"><text:s/></text:span><text:span text:style-name="T16_11">méthode</text:span><text:span text:style-name="T16_12"><text:s/></text:span><text:span text:style-name="T16_13">cliqued</text:span><text:span text:style-name="T16_14">()<text:s/></text:span><text:span text:style-name="T16_15">de</text:span><text:span text:style-name="T16_16"><text:s/></text:span><text:span text:style-name="T16_17">la</text:span><text:span text:style-name="T16_18"><text:s/></text:span><text:span text:style-name="T16_19">classe</text:span><text:span text:style-name="T16_20"><text:s/></text:span><text:span text:style-name="T16_21">Plateau</text:span><text:span text:style-name="T16_22">():</text:span></text:p>
          <text:list>
            <text:list-item>
              <text:p text:style-name="P17"><text:span text:style-name="T17_1">les</text:span><text:span text:style-name="T17_2"><text:s/></text:span><text:span text:style-name="T17_3">flèches</text:span><text:span text:style-name="T17_4"><text:s/></text:span><text:span text:style-name="T17_5">directionnelles</text:span><text:span text:style-name="T17_6"><text:s/></text:span><text:span text:style-name="T17_7">permettant</text:span><text:span text:style-name="T17_8"><text:s/></text:span><text:span text:style-name="T17_9">de</text:span><text:span text:style-name="T17_10"><text:s/></text:span><text:span text:style-name="T17_11">réaliser</text:span><text:span text:style-name="T17_12"><text:s/></text:span><text:span text:style-name="T17_13">l</text:span><text:span text:style-name="T17_14">’</text:span><text:span text:style-name="T17_15">action</text:span><text:span text:style-name="T17_16"><text:s/></text:span><text:span text:style-name="T17_17">TOURNER</text:span><text:span text:style-name="T17_18">;</text:span></text:p>
            </text:list-item>
          </text:list>
        </text:list-item>
        <text:list-item>
          <text:p text:style-name="P18"><text:span text:style-name="T18_1">3<text:s/></text:span><text:span text:style-name="T18_2">problèmes</text:span><text:span text:style-name="T18_3"><text:s/></text:span><text:span text:style-name="T18_4">qui</text:span><text:span text:style-name="T18_5"><text:s/></text:span><text:span text:style-name="T18_6">nous</text:span><text:span text:style-name="T18_7"><text:s/></text:span><text:span text:style-name="T18_8">sont</text:span><text:span text:style-name="T18_9"><text:s/></text:span><text:span text:style-name="T18_10">apparus</text:span><text:span text:style-name="T18_11"><text:s/>(</text:span><text:span text:style-name="T18_12">update</text:span><text:span text:style-name="T18_13">,<text:s/></text:span><text:span text:style-name="T18_14">coordonnées</text:span><text:span text:style-name="T18_15"><text:s/></text:span><text:span text:style-name="T18_16">d</text:span><text:span text:style-name="T18_17">’</text:span><text:span text:style-name="T18_18">une</text:span><text:span text:style-name="T18_19"><text:s/></text:span><text:span text:style-name="T18_20">cellule</text:span><text:span text:style-name="T18_21">,<text:s/></text:span><text:span text:style-name="T18_22">valeurDe</text:span><text:span text:style-name="T18_23">)</text:span></text:p>
        </text:list-item>
        <text:list-item>
          <text:p text:style-name="P19"><text:span text:style-name="T19_1">explications</text:span><text:span text:style-name="T19_2"><text:s/></text:span><text:span text:style-name="T19_3">détaillées</text:span><text:span text:style-name="T19_4"><text:s/></text:span><text:span text:style-name="T19_5">de</text:span><text:span text:style-name="T19_6"><text:s/>:</text:span></text:p>
          <text:list>
            <text:list-item>
              <text:p text:style-name="P20"><text:span text:style-name="T20_1">la</text:span><text:span text:style-name="T20_2"><text:s/></text:span><text:span text:style-name="T20_3">méthode</text:span><text:span text:style-name="T20_4"><text:s/></text:span><text:span text:style-name="T20_5">cliqued</text:span><text:span text:style-name="T20_6">()</text:span></text:p>
            </text:list-item>
            <text:list-item>
              <text:p text:style-name="P21"><text:span text:style-name="T21_1"><text:s/></text:span><text:span text:style-name="T21_2">la</text:span><text:span text:style-name="T21_3"><text:s/></text:span><text:span text:style-name="T21_4">classe</text:span><text:span text:style-name="T21_5"><text:s/></text:span><text:span text:style-name="T21_6">LancerDe</text:span><text:span text:style-name="T21_7">,<text:s/></text:span><text:span text:style-name="T21_8">renommé</text:span><text:span text:style-name="T21_9"><text:s/>“</text:span><text:span text:style-name="T21_10">Des</text:span><text:span text:style-name="T21_11">”;</text:span></text:p>
            </text:list-item>
          </text:list>
        </text:list-item>
      </text:list>
      <text:p text:style-name="P22"/>
      <text:p text:style-name="P23"/>
      <text:p text:style-name="P24"><text:span text:style-name="T24_1">Difficultés</text:span><text:span text:style-name="T24_2"><text:s/></text:span><text:span text:style-name="T24_3">rencontrées</text:span><text:span text:style-name="T24_4"><text:s/></text:span><text:span text:style-name="T24_5">et</text:span><text:span text:style-name="T24_6"><text:s/></text:span><text:span text:style-name="T24_7">solutions</text:span><text:span text:style-name="T24_8"><text:s/></text:span><text:span text:style-name="T24_9">apportées</text:span><text:span text:style-name="T24_10">:</text:span></text:p>
      <text:p text:style-name="P25"/>
      <text:list text:style-name="LS2" xml:id="list6">
        <text:list-item>
          <text:p text:style-name="P26"><text:span text:style-name="T26_1">Update</text:span><text:span text:style-name="T26_2"><text:s/></text:span><text:span text:style-name="T26_3">de</text:span><text:span text:style-name="T26_4"><text:s/></text:span><text:span text:style-name="T26_5">l</text:span><text:span text:style-name="T26_6">’</text:span><text:span text:style-name="T26_7">état</text:span><text:span text:style-name="T26_8"><text:s/></text:span><text:span text:style-name="T26_9">du</text:span><text:span text:style-name="T26_10"><text:s/></text:span><text:span text:style-name="T26_11">plateau</text:span><text:span text:style-name="T26_12"><text:s/></text:span><text:span text:style-name="T26_13">une</text:span><text:span text:style-name="T26_14"><text:s/></text:span><text:span text:style-name="T26_15">fois</text:span><text:span text:style-name="T26_16"><text:s/></text:span><text:span text:style-name="T26_17">une</text:span><text:span text:style-name="T26_18"><text:s/></text:span><text:span text:style-name="T26_19">action</text:span><text:span text:style-name="T26_20"><text:s/></text:span><text:span text:style-name="T26_21">réalisée</text:span></text:p>
        </text:list-item>
      </text:list>
      <text:list text:style-name="LS3" xml:id="list7">
        <text:list-item>
          <text:p text:style-name="P27"><text:span text:style-name="T27_1">on</text:span><text:span text:style-name="T27_2"><text:s/></text:span><text:span text:style-name="T27_3">peut</text:span><text:span text:style-name="T27_4"><text:s/></text:span><text:span text:style-name="T27_5">changer</text:span><text:span text:style-name="T27_6"><text:s/></text:span><text:span text:style-name="T27_7">le</text:span><text:span text:style-name="T27_8"><text:s/></text:span><text:span text:style-name="T27_9">texte</text:span><text:span text:style-name="T27_10"><text:s/></text:span><text:span text:style-name="T27_11">et</text:span><text:span text:style-name="T27_12"><text:s/></text:span><text:span text:style-name="T27_13">l</text:span><text:span text:style-name="T27_14">’</text:span><text:span text:style-name="T27_15">image</text:span><text:span text:style-name="T27_16"><text:s/></text:span><text:span text:style-name="T27_17">d</text:span><text:span text:style-name="T27_18">’</text:span><text:span text:style-name="T27_19">une</text:span><text:span text:style-name="T27_20"><text:s/></text:span><text:span text:style-name="T27_21">cellule</text:span><text:span text:style-name="T27_22">,<text:s/></text:span><text:span text:style-name="T27_23">or</text:span><text:span text:style-name="T27_24"><text:s/></text:span><text:span text:style-name="T27_25">nous</text:span><text:span text:style-name="T27_26"><text:s/></text:span><text:span text:style-name="T27_27">ajoutons</text:span><text:span text:style-name="T27_28"><text:s/></text:span><text:span text:style-name="T27_29">la</text:span><text:span text:style-name="T27_30"><text:s/></text:span><text:span text:style-name="T27_31">cellule</text:span><text:span text:style-name="T27_32"><text:s/></text:span><text:span text:style-name="T27_33">dans</text:span><text:span text:style-name="T27_34"><text:s/></text:span><text:span text:style-name="T27_35">la</text:span><text:span text:style-name="T27_36"><text:s/></text:span><text:span text:style-name="T27_37">méthode</text:span><text:span text:style-name="T27_38"><text:s/></text:span><text:span text:style-name="T27_39">affichePlateau</text:span><text:span text:style-name="T27_40">()<text:s/></text:span><text:span text:style-name="T27_41">de</text:span><text:span text:style-name="T27_42"><text:s/></text:span><text:span text:style-name="T27_43">la</text:span><text:span text:style-name="T27_44"><text:s/></text:span><text:span text:style-name="T27_45">classe</text:span><text:span text:style-name="T27_46"><text:s/></text:span><text:span text:style-name="T27_47">Plateau</text:span><text:span text:style-name="T27_48"><text:s/></text:span><text:span text:style-name="T27_49">en</text:span><text:span text:style-name="T27_50"><text:s/></text:span><text:span text:style-name="T27_51">effectuant</text:span><text:span text:style-name="T27_52"><text:s/></text:span><text:span text:style-name="T27_53">un</text:span><text:span text:style-name="T27_54"><text:s/>“</text:span><text:span text:style-name="T27_55">add</text:span><text:span text:style-name="T27_56">(</text:span><text:span text:style-name="T27_57">new</text:span><text:span text:style-name="T27_58"><text:s/></text:span><text:span text:style-name="T27_59">Cellule</text:span><text:span text:style-name="T27_60">()<text:s/>)”</text:span></text:p>
        </text:list-item>
      </text:list>
      <text:p text:style-name="P28"><text:span text:style-name="T28_1"><text:tab/></text:span><text:span text:style-name="T28_2">Ainsi</text:span><text:span text:style-name="T28_3">,<text:s/></text:span><text:span text:style-name="T28_4">refaire</text:span><text:span text:style-name="T28_5"><text:s/></text:span><text:span text:style-name="T28_6">appel</text:span><text:span text:style-name="T28_7"><text:s/></text:span><text:span text:style-name="T28_8">à</text:span><text:span text:style-name="T28_9"><text:s/></text:span><text:span text:style-name="T28_10">affichePlateau</text:span><text:span text:style-name="T28_11">()<text:s/></text:span><text:span text:style-name="T28_12">nous</text:span><text:span text:style-name="T28_13"><text:s/></text:span><text:span text:style-name="T28_14">afficherait</text:span><text:span text:style-name="T28_15"><text:s/>2<text:s/></text:span><text:span text:style-name="T28_16">plateaux</text:span><text:span text:style-name="T28_17"><text:s/></text:span><text:span text:style-name="T28_18">mis</text:span><text:span text:style-name="T28_19"><text:s/></text:span><text:span text:style-name="T28_20">côte</text:span><text:span text:style-name="T28_21"><text:s/></text:span><text:span text:style-name="T28_22">à</text:span><text:span text:style-name="T28_23"><text:s/></text:span><text:span text:style-name="T28_24">côte</text:span><text:span text:style-name="T28_25">.</text:span></text:p>
      <text:list text:style-name="LS4" xml:id="list8">
        <text:list-item>
          <text:p text:style-name="P29"><text:span text:style-name="T29_1">créer</text:span><text:span text:style-name="T29_2"><text:s/>2<text:s/></text:span><text:span text:style-name="T29_3">update</text:span><text:span text:style-name="T29_4"><text:s/>?<text:s/>:<text:s/></text:span><text:span text:style-name="T29_5">updateVIDE</text:span><text:span text:style-name="T29_6">(</text:span><text:span text:style-name="T29_7">Image</text:span><text:span text:style-name="T29_8"><text:s/></text:span><text:span text:style-name="T29_9">image</text:span><text:span text:style-name="T29_10">)<text:s/></text:span><text:span text:style-name="T29_11">et</text:span><text:span text:style-name="T29_12"><text:s/></text:span><text:span text:style-name="T29_13">update</text:span><text:span text:style-name="T29_14">(</text:span><text:span text:style-name="T29_15">String</text:span><text:span text:style-name="T29_16"><text:s/></text:span><text:span text:style-name="T29_17">texte</text:span><text:span text:style-name="T29_18">,<text:s/></text:span><text:span text:style-name="T29_19">Image</text:span><text:span text:style-name="T29_20"><text:s/></text:span><text:span text:style-name="T29_21">image</text:span><text:span text:style-name="T29_22">)</text:span></text:p>
        </text:list-item>
      </text:list>
      <text:p text:style-name="P30"><text:span text:style-name="T30_1">Y</text:span><text:span text:style-name="T30_2"><text:s/></text:span><text:span text:style-name="T30_3">a</text:span><text:span text:style-name="T30_4">-</text:span><text:span text:style-name="T30_5">t</text:span><text:span text:style-name="T30_6">-</text:span><text:span text:style-name="T30_7">il</text:span><text:span text:style-name="T30_8"><text:s/></text:span><text:span text:style-name="T30_9">une</text:span><text:span text:style-name="T30_10"><text:s/></text:span><text:span text:style-name="T30_11">autre</text:span><text:span text:style-name="T30_12"><text:s/></text:span><text:span text:style-name="T30_13">méthode</text:span><text:span text:style-name="T30_14">,<text:s/></text:span><text:span text:style-name="T30_15">plus</text:span><text:span text:style-name="T30_16"><text:s/></text:span><text:span text:style-name="T30_17">optimale</text:span><text:span text:style-name="T30_18">?<text:s/></text:span></text:p>
      <text:p text:style-name="P31"><text:span text:style-name="T31_1">Problème</text:span><text:span text:style-name="T31_2"><text:s/></text:span><text:span text:style-name="T31_3">non</text:span><text:span text:style-name="T31_4"><text:s/></text:span><text:span text:style-name="T31_5">réglé</text:span><text:span text:style-name="T31_6">.</text:span></text:p>
      <text:p text:style-name="P32"/>
      <text:list text:style-name="LS2" xml:id="list9" text:continue-list="list6">
        <text:list-item>
          <text:p text:style-name="P33"><text:span text:style-name="T33_1">Reconnaissance</text:span><text:span text:style-name="T33_2"><text:s/></text:span><text:span text:style-name="T33_3">des</text:span><text:span text:style-name="T33_4"><text:s/></text:span><text:span text:style-name="T33_5">coordonnées</text:span><text:span text:style-name="T33_6"><text:s/></text:span><text:span text:style-name="T33_7">d</text:span><text:span text:style-name="T33_8">’</text:span><text:span text:style-name="T33_9">une</text:span><text:span text:style-name="T33_10"><text:s/></text:span><text:span text:style-name="T33_11">cellule</text:span><text:span text:style-name="T33_12"><text:s/></text:span><text:span text:style-name="T33_13">sur</text:span><text:span text:style-name="T33_14"><text:s/></text:span><text:span text:style-name="T33_15">le</text:span><text:span text:style-name="T33_16"><text:s/></text:span><text:span text:style-name="T33_17">plateau</text:span></text:p>
        </text:list-item>
      </text:list>
      <text:list text:style-name="LS5" xml:id="list10">
        <text:list-item>
          <text:p text:style-name="P34"><text:span text:style-name="T34_1">C</text:span><text:span text:style-name="T34_2">’</text:span><text:span text:style-name="T34_3">était</text:span><text:span text:style-name="T34_4"><text:s/></text:span><text:span text:style-name="T34_5">le</text:span><text:span text:style-name="T34_6"><text:s/></text:span><text:span text:style-name="T34_7">même</text:span><text:span text:style-name="T34_8"><text:s/></text:span><text:span text:style-name="T34_9">objet</text:span><text:span text:style-name="T34_10"><text:s/></text:span><text:span text:style-name="T34_11">partout</text:span><text:span text:style-name="T34_12"><text:s/>!<text:s/>(</text:span><text:span text:style-name="T34_13">pour</text:span><text:span text:style-name="T34_14"><text:s/></text:span><text:span text:style-name="T34_15">les</text:span><text:span text:style-name="T34_16"><text:s/></text:span><text:span text:style-name="T34_17">différents</text:span><text:span text:style-name="T34_18"><text:s/></text:span><text:span text:style-name="T34_19">types</text:span><text:span text:style-name="T34_20"><text:s/></text:span><text:span text:style-name="T34_21">de</text:span><text:span text:style-name="T34_22"><text:s/></text:span><text:span text:style-name="T34_23">cellules</text:span><text:span text:style-name="T34_24">)</text:span></text:p>
        </text:list-item>
      </text:list>
      <text:p text:style-name="P35"><text:span text:style-name="T35_1">⇒<text:s/></text:span><text:span text:style-name="T35_2">Les</text:span><text:span text:style-name="T35_3"><text:s/></text:span><text:span text:style-name="T35_4">coordonnées</text:span><text:span text:style-name="T35_5"><text:s/>(</text:span><text:span text:style-name="T35_6">i</text:span><text:span text:style-name="T35_7">,</text:span><text:span text:style-name="T35_8">j</text:span><text:span text:style-name="T35_9">)<text:s/></text:span><text:span text:style-name="T35_10">d</text:span><text:span text:style-name="T35_11">’</text:span><text:span text:style-name="T35_12">une</text:span><text:span text:style-name="T35_13"><text:s/></text:span><text:span text:style-name="T35_14">cellule</text:span><text:span text:style-name="T35_15"><text:s/></text:span><text:span text:style-name="T35_16">du</text:span><text:span text:style-name="T35_17"><text:s/></text:span><text:span text:style-name="T35_18">plateau</text:span><text:span text:style-name="T35_19"><text:s/></text:span><text:span text:style-name="T35_20">ont</text:span><text:span text:style-name="T35_21"><text:s/></text:span><text:span text:style-name="T35_22">été</text:span><text:span text:style-name="T35_23"><text:s/></text:span><text:span text:style-name="T35_24">implémentées</text:span><text:span text:style-name="T35_25"><text:s/></text:span><text:span text:style-name="T35_26">dans</text:span><text:span text:style-name="T35_27"><text:s/></text:span><text:span text:style-name="T35_28">la</text:span><text:span text:style-name="T35_29"><text:s/></text:span><text:span text:style-name="T35_30">classe</text:span><text:span text:style-name="T35_31"><text:s/></text:span><text:span text:style-name="T35_32">Cellule</text:span><text:span text:style-name="T35_33"><text:s/></text:span><text:span text:style-name="T35_34">et</text:span><text:span text:style-name="T35_35"><text:s/></text:span><text:span text:style-name="T35_36">non</text:span><text:span text:style-name="T35_37"><text:s/></text:span><text:span text:style-name="T35_38">dans</text:span><text:span text:style-name="T35_39"><text:s/></text:span><text:span text:style-name="T35_40">TypeCellule</text:span></text:p>
      <text:p text:style-name="P36"><text:span text:style-name="T36_1">Problème</text:span><text:span text:style-name="T36_2"><text:s/></text:span><text:span text:style-name="T36_3">réglé</text:span></text:p>
      <text:p text:style-name="P37"/>
      <text:list text:style-name="LS2" xml:id="list11" text:continue-list="list6">
        <text:list-item>
          <text:p text:style-name="P38"><text:span text:style-name="T38_1">Affichage</text:span><text:span text:style-name="T38_2"><text:s/></text:span><text:span text:style-name="T38_3">de</text:span><text:span text:style-name="T38_4"><text:s/></text:span><text:span text:style-name="T38_5">la</text:span><text:span text:style-name="T38_6"><text:s/></text:span><text:span text:style-name="T38_7">valeur</text:span><text:span text:style-name="T38_8"><text:s/></text:span><text:span text:style-name="T38_9">des</text:span><text:span text:style-name="T38_10"><text:s/></text:span><text:span text:style-name="T38_11">dés</text:span></text:p>
        </text:list-item>
      </text:list>
      <text:list text:style-name="LS6" xml:id="list12">
        <text:list-item>
          <text:p text:style-name="P39"><text:span text:style-name="T39_1">Modification</text:span><text:span text:style-name="T39_2"><text:s/></text:span><text:span text:style-name="T39_3">de</text:span><text:span text:style-name="T39_4"><text:s/></text:span><text:span text:style-name="T39_5">la</text:span><text:span text:style-name="T39_6"><text:s/></text:span><text:span text:style-name="T39_7">classe</text:span><text:span text:style-name="T39_8"><text:s/></text:span><text:span text:style-name="T39_9">LancerDe</text:span><text:span text:style-name="T39_10">,<text:s/></text:span><text:span text:style-name="T39_11">renommée</text:span><text:span text:style-name="T39_12"><text:s/></text:span><text:span text:style-name="T39_13">De</text:span></text:p>
        </text:list-item>
        <text:list-item>
          <text:p text:style-name="P40"><text:span text:style-name="T40_1">Création</text:span><text:span text:style-name="T40_2"><text:s/></text:span><text:span text:style-name="T40_3">d</text:span><text:span text:style-name="T40_4">’</text:span><text:span text:style-name="T40_5">une</text:span><text:span text:style-name="T40_6"><text:s/></text:span><text:span text:style-name="T40_7">nouvelle</text:span><text:span text:style-name="T40_8"><text:s/></text:span><text:span text:style-name="T40_9">méthode</text:span><text:span text:style-name="T40_10"><text:s/></text:span><text:span text:style-name="T40_11">dans</text:span><text:span text:style-name="T40_12"><text:s/></text:span><text:span text:style-name="T40_13">la</text:span><text:span text:style-name="T40_14"><text:s/></text:span><text:span text:style-name="T40_15">classe</text:span><text:span text:style-name="T40_16"><text:s/></text:span><text:span text:style-name="T40_17">De</text:span><text:span text:style-name="T40_18"><text:s/>:<text:s/></text:span><text:span text:style-name="T40_19">affiche</text:span><text:span text:style-name="T40_20">()</text:span></text:p>
        </text:list-item>
      </text:list>
      <text:p text:style-name="P41"><text:span text:style-name="T41_1">Problème</text:span><text:span text:style-name="T41_2"><text:s/></text:span><text:span text:style-name="T41_3">réglé</text:span></text:p>
      <text:p text:style-name="P42"/>
      <text:p text:style-name="P43"/>
      <text:p text:style-name="P44"><text:span text:style-name="T44_1">Remarques</text:span><text:span text:style-name="T44_2"><text:s/>(</text:span><text:span text:style-name="T44_3">rappels</text:span><text:span text:style-name="T44_4">)<text:s/></text:span><text:span text:style-name="T44_5">et</text:span><text:span text:style-name="T44_6"><text:s/></text:span><text:span text:style-name="T44_7">TODO</text:span><text:span text:style-name="T44_8">:</text:span></text:p>
      <text:p text:style-name="P45"/>
      <text:p text:style-name="P46"><text:span text:style-name="T46_1">-<text:s/></text:span><text:span text:style-name="T46_2">SVN</text:span><text:span text:style-name="T46_3">:<text:s text:c="2"/></text:span><text:span text:style-name="T46_4">Mettre</text:span><text:span text:style-name="T46_5"><text:s/></text:span><text:span text:style-name="T46_6">régulièrement</text:span><text:span text:style-name="T46_7"><text:s/></text:span><text:span text:style-name="T46_8">à</text:span><text:span text:style-name="T46_9"><text:s/></text:span><text:span text:style-name="T46_10">jour</text:span><text:span text:style-name="T46_11"><text:s/></text:span><text:span text:style-name="T46_12">les</text:span><text:span text:style-name="T46_13"><text:s/></text:span><text:span text:style-name="T46_14">plannings</text:span><text:span text:style-name="T46_15"><text:s/></text:span><text:span text:style-name="T46_16">de</text:span><text:span text:style-name="T46_17"><text:s/></text:span><text:span text:style-name="T46_18">travail</text:span><text:span text:style-name="T46_19"><text:s/></text:span><text:span text:style-name="T46_20">de</text:span><text:span text:style-name="T46_21"><text:s/></text:span><text:span text:style-name="T46_22">chacun</text:span></text:p>
      <text:p text:style-name="P47"/>
      <text:p text:style-name="P48"><text:span text:style-name="T48_1">-<text:s/></text:span><text:span text:style-name="T48_2">Poursuivre</text:span><text:span text:style-name="T48_3"><text:s/></text:span><text:span text:style-name="T48_4">le</text:span><text:span text:style-name="T48_5"><text:s/></text:span><text:span text:style-name="T48_6">codage</text:span><text:span text:style-name="T48_7">:</text:span></text:p>
      <text:p text:style-name="P49"><text:span text:style-name="T49_1">-<text:s/></text:span><text:span text:style-name="T49_2">Implémenter</text:span><text:span text:style-name="T49_3"><text:s/></text:span><text:span text:style-name="T49_4">le</text:span><text:span text:style-name="T49_5"><text:s/></text:span><text:span text:style-name="T49_6">système</text:span><text:span text:style-name="T49_7"><text:s/></text:span><text:span text:style-name="T49_8">des</text:span><text:span text:style-name="T49_9"><text:s/></text:span><text:span text:style-name="T49_10">points</text:span><text:span text:style-name="T49_11"><text:s/></text:span><text:span text:style-name="T49_12">d</text:span><text:span text:style-name="T49_13">’</text:span><text:span text:style-name="T49_14">actions</text:span><text:span text:style-name="T49_15"><text:s/></text:span><text:span text:style-name="T49_16">et</text:span><text:span text:style-name="T49_17"><text:s/></text:span><text:span text:style-name="T49_18">son</text:span><text:span text:style-name="T49_19"><text:s/></text:span><text:span text:style-name="T49_20">affichage</text:span></text:p>
      <text:p text:style-name="P50"><text:span text:style-name="T50_1">-<text:s/></text:span><text:span text:style-name="T50_2">Afficher</text:span><text:span text:style-name="T50_3"><text:s/></text:span><text:span text:style-name="T50_4">la</text:span><text:span text:style-name="T50_5"><text:s/></text:span><text:span text:style-name="T50_6">couleur</text:span><text:span text:style-name="T50_7"><text:s/></text:span><text:span text:style-name="T50_8">du</text:span><text:span text:style-name="T50_9"><text:s/></text:span><text:span text:style-name="T50_10">joueur</text:span><text:span text:style-name="T50_11"><text:s/></text:span><text:span text:style-name="T50_12">autorisé</text:span><text:span text:style-name="T50_13"><text:s/></text:span><text:span text:style-name="T50_14">à</text:span><text:span text:style-name="T50_15"><text:s/></text:span><text:span text:style-name="T50_16">jouer</text:span></text:p>
      <text:p text:style-name="P51"><text:span text:style-name="T51_1">-<text:s/></text:span><text:span text:style-name="T51_2">Vérifier</text:span><text:span text:style-name="T51_3"><text:s/></text:span><text:span text:style-name="T51_4">l</text:span><text:span text:style-name="T51_5">’</text:span><text:span text:style-name="T51_6">exactitude</text:span><text:span text:style-name="T51_7"><text:s/></text:span><text:span text:style-name="T51_8">des</text:span><text:span text:style-name="T51_9"><text:s/></text:span><text:span text:style-name="T51_10">tests</text:span><text:span text:style-name="T51_11"><text:s/>(</text:span><text:span text:style-name="T51_12">ex</text:span><text:span text:style-name="T51_13">:<text:s/></text:span><text:span text:style-name="T51_14">DeplacementPossible</text:span><text:span text:style-name="T51_15">(),<text:s/></text:span><text:span text:style-name="T51_16">AttaquePossible</text:span><text:span text:style-name="T51_17">(),<text:s/>...)</text:span></text:p>
      <text:p text:style-name="P52"><text:span text:style-name="T52_1">-<text:s/></text:span><text:span text:style-name="T52_2">Ajouter</text:span><text:span text:style-name="T52_3"><text:s/></text:span><text:span text:style-name="T52_4">du</text:span><text:span text:style-name="T52_5"><text:s/></text:span><text:span text:style-name="T52_6">texte</text:span><text:span text:style-name="T52_7"><text:s/></text:span><text:span text:style-name="T52_8">expliquant</text:span><text:span text:style-name="T52_9"><text:s/></text:span><text:span text:style-name="T52_10">les</text:span><text:span text:style-name="T52_11"><text:s/></text:span><text:span text:style-name="T52_12">méthodes</text:span><text:span text:style-name="T52_13">;<text:s/></text:span><text:span text:style-name="T52_14">améliorer</text:span><text:span text:style-name="T52_15"><text:s/></text:span><text:span text:style-name="T52_16">les</text:span><text:span text:style-name="T52_17"><text:s/></text:span><text:span text:style-name="T52_18">rendus</text:span><text:span text:style-name="T52_19"><text:s/></text:span><text:span text:style-name="T52_20">sur</text:span><text:span text:style-name="T52_21"><text:s/></text:span><text:span text:style-name="T52_22">la</text:span><text:span text:style-name="T52_23"><text:s/></text:span><text:span text:style-name="T52_24">console</text:span><text:span text:style-name="T52_25"><text:s/></text:span><text:span text:style-name="T52_26">après</text:span><text:span text:style-name="T52_27"><text:s/></text:span><text:span text:style-name="T52_28">chaque</text:span><text:span text:style-name="T52_29"><text:s/></text:span><text:span text:style-name="T52_30">click</text:span><text:span text:style-name="T52_31"><text:s/>(</text:span><text:span text:style-name="T52_32">revoir</text:span><text:span text:style-name="T52_33"><text:s/></text:span><text:span text:style-name="T52_34">les</text:span><text:span text:style-name="T52_35"><text:s/>“</text:span><text:span text:style-name="T52_36">System</text:span><text:span text:style-name="T52_37">.</text:span><text:span text:style-name="T52_38">out</text:span><text:span text:style-name="T52_39">.</text:span><text:span text:style-name="T52_40">print</text:span><text:span text:style-name="T52_41">()”<text:s/>)</text:span></text:p>
      <text:p text:style-name="P53"><text:span text:style-name="T53_1">-<text:s/></text:span><text:span text:style-name="T53_2">La</text:span><text:span text:style-name="T53_3"><text:s/></text:span><text:span text:style-name="T53_4">syntaxe</text:span><text:span text:style-name="T53_5">:<text:s/></text:span><text:span text:style-name="T53_6">supprimer</text:span><text:span text:style-name="T53_7"><text:s/></text:span><text:span text:style-name="T53_8">les</text:span><text:span text:style-name="T53_9"><text:s/></text:span><text:span text:style-name="T53_10">accents</text:span><text:span text:style-name="T53_11">;<text:s/></text:span><text:span text:style-name="T53_12">les</text:span><text:span text:style-name="T53_13"><text:s/></text:span><text:span text:style-name="T53_14">noms</text:span><text:span text:style-name="T53_15"><text:s/></text:span><text:span text:style-name="T53_16">des</text:span><text:span text:style-name="T53_17"><text:s/></text:span><text:span text:style-name="T53_18">méthodes</text:span><text:span text:style-name="T53_19"><text:s/></text:span><text:span text:style-name="T53_20">commencent</text:span><text:span text:style-name="T53_21"><text:s/></text:span><text:span text:style-name="T53_22">toujours</text:span><text:span text:style-name="T53_23"><text:s/></text:span><text:span text:style-name="T53_24">par</text:span><text:span text:style-name="T53_25"><text:s/></text:span><text:span text:style-name="T53_26">une</text:span><text:span text:style-name="T53_27"><text:s/></text:span><text:span text:style-name="T53_28">lettre</text:span><text:span text:style-name="T53_29"><text:s/></text:span><text:span text:style-name="T53_30">minuscule</text:span><text:span text:style-name="T53_31">;<text:s/></text:span><text:span text:style-name="T53_32">les</text:span><text:span text:style-name="T53_33"><text:s/></text:span><text:span text:style-name="T53_34">commentaires</text:span><text:span text:style-name="T53_35"><text:s/>“//”<text:s/>:<text:s/></text:span><text:span text:style-name="T53_36">retour</text:span><text:span text:style-name="T53_37"><text:s/></text:span><text:span text:style-name="T53_38">à</text:span><text:span text:style-name="T53_39"><text:s/></text:span><text:span text:style-name="T53_40">la</text:span><text:span text:style-name="T53_41"><text:s/></text:span><text:span text:style-name="T53_42">ligne</text:span><text:span text:style-name="T53_43">;</text:span></text:p>
      <text:p text:style-name="P54"><text:span text:style-name="T54_1">-<text:s/></text:span><text:span text:style-name="T54_2">Indiquer</text:span><text:span text:style-name="T54_3"><text:s/></text:span><text:span text:style-name="T54_4">l</text:span><text:span text:style-name="T54_5">'</text:span><text:span text:style-name="T54_6">auteur</text:span><text:span text:style-name="T54_7"><text:s/></text:span><text:span text:style-name="T54_8">ou</text:span><text:span text:style-name="T54_9"><text:s/></text:span><text:span text:style-name="T54_10">les</text:span><text:span text:style-name="T54_11"><text:s/></text:span><text:span text:style-name="T54_12">auteurs</text:span><text:span text:style-name="T54_13"><text:s/></text:span><text:span text:style-name="T54_14">de</text:span><text:span text:style-name="T54_15"><text:s/></text:span><text:span text:style-name="T54_16">chaque</text:span><text:span text:style-name="T54_17"><text:s/></text:span><text:span text:style-name="T54_18">méthod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